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none" style:writing-mode="page"/>
    </style:style>
    <style:style style:name="Table3" style:family="table">
      <style:table-properties style:width="19.001cm" table:align="margins"/>
    </style:style>
    <style:style style:name="Table3.A" style:family="table-column">
      <style:table-column-properties style:column-width="5.001cm" style:rel-column-width="17247*"/>
    </style:style>
    <style:style style:name="Table3.B" style:family="table-column">
      <style:table-column-properties style:column-width="0.3cm" style:rel-column-width="1034*"/>
    </style:style>
    <style:style style:name="Table3.C" style:family="table-column">
      <style:table-column-properties style:column-width="13.7cm" style:rel-column-width="47254*"/>
    </style:style>
    <style:style style:name="Table3.A1" style:family="table-cell">
      <style:table-cell-properties fo:padding="0cm" fo:border="none" style:writing-mode="page"/>
    </style:style>
    <style:style style:name="Table4" style:family="table">
      <style:table-properties style:width="4.999cm" table:align="margins"/>
    </style:style>
    <style:style style:name="Table4.A" style:family="table-column">
      <style:table-column-properties style:column-width="4.999cm" style:rel-column-width="65535*"/>
    </style:style>
    <style:style style:name="Table5" style:family="table">
      <style:table-properties style:width="4.999cm" fo:break-before="auto" fo:break-after="auto" table:align="margins" fo:keep-with-next="auto" style:may-break-between-rows="false" table:border-model="collapsing"/>
    </style:style>
    <style:style style:name="Table5.A" style:family="table-column">
      <style:table-column-properties style:column-width="2.498cm" style:rel-column-width="32755*"/>
    </style:style>
    <style:style style:name="Table5.B" style:family="table-column">
      <style:table-column-properties style:column-width="2.501cm" style:rel-column-width="32780*"/>
    </style:style>
    <style:style style:name="Table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 style:family="table-row">
      <style:table-row-properties fo:keep-together="auto"/>
    </style:style>
    <style:style style:name="Table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5.B7"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3" style:family="table">
      <style:table-properties style:width="19.001cm" table:align="margins"/>
    </style:style>
    <style:style style:name="Table13.A" style:family="table-column">
      <style:table-column-properties style:column-width="5.001cm" style:rel-column-width="17247*"/>
    </style:style>
    <style:style style:name="Table13.B" style:family="table-column">
      <style:table-column-properties style:column-width="0.3cm" style:rel-column-width="1034*"/>
    </style:style>
    <style:style style:name="Table13.C" style:family="table-column">
      <style:table-column-properties style:column-width="13.7cm" style:rel-column-width="47254*"/>
    </style:style>
    <style:style style:name="Table13.A1" style:family="table-cell">
      <style:table-cell-properties fo:padding="0cm" fo:border="none" style:writing-mode="page"/>
    </style:style>
    <style:style style:name="Table14" style:family="table">
      <style:table-properties style:width="19.001cm" table:align="margins"/>
    </style:style>
    <style:style style:name="Table14.A" style:family="table-column">
      <style:table-column-properties style:column-width="5.001cm" style:rel-column-width="17247*"/>
    </style:style>
    <style:style style:name="Table14.B" style:family="table-column">
      <style:table-column-properties style:column-width="0.3cm" style:rel-column-width="1034*"/>
    </style:style>
    <style:style style:name="Table14.C" style:family="table-column">
      <style:table-column-properties style:column-width="13.7cm" style:rel-column-width="47254*"/>
    </style:style>
    <style:style style:name="Table14.A1" style:family="table-cell">
      <style:table-cell-properties fo:padding="0cm" fo:border="none" style:writing-mode="page"/>
    </style:style>
    <style:style style:name="Table15" style:family="table">
      <style:table-properties style:width="19.001cm" table:align="margins"/>
    </style:style>
    <style:style style:name="Table15.A" style:family="table-column">
      <style:table-column-properties style:column-width="5.001cm" style:rel-column-width="17247*"/>
    </style:style>
    <style:style style:name="Table15.B" style:family="table-column">
      <style:table-column-properties style:column-width="0.3cm" style:rel-column-width="1034*"/>
    </style:style>
    <style:style style:name="Table15.C" style:family="table-column">
      <style:table-column-properties style:column-width="13.7cm" style:rel-column-width="47254*"/>
    </style:style>
    <style:style style:name="Table15.A1" style:family="table-cell">
      <style:table-cell-properties style:writing-mode="page"/>
    </style:style>
    <style:style style:name="Table16" style:family="table">
      <style:table-properties style:width="19.001cm" table:align="margins"/>
    </style:style>
    <style:style style:name="Table16.A" style:family="table-column">
      <style:table-column-properties style:column-width="5.001cm" style:rel-column-width="17247*"/>
    </style:style>
    <style:style style:name="Table16.B" style:family="table-column">
      <style:table-column-properties style:column-width="0.3cm" style:rel-column-width="1034*"/>
    </style:style>
    <style:style style:name="Table16.C" style:family="table-column">
      <style:table-column-properties style:column-width="13.7cm" style:rel-column-width="47254*"/>
    </style:style>
    <style:style style:name="Table16.A1" style:family="table-cell">
      <style:table-cell-properties style:writing-mode="page"/>
    </style:style>
    <style:style style:name="Table6" style:family="table">
      <style:table-properties style:width="19.001cm" table:align="margins"/>
    </style:style>
    <style:style style:name="Table6.A" style:family="table-column">
      <style:table-column-properties style:column-width="5.001cm" style:rel-column-width="17247*"/>
    </style:style>
    <style:style style:name="Table6.B" style:family="table-column">
      <style:table-column-properties style:column-width="0.3cm" style:rel-column-width="1034*"/>
    </style:style>
    <style:style style:name="Table6.C" style:family="table-column">
      <style:table-column-properties style:column-width="13.7cm" style:rel-column-width="47254*"/>
    </style:style>
    <style:style style:name="Table6.A1" style:family="table-cell">
      <style:table-cell-properties fo:padding="0cm" fo:border="none" style:writing-mode="page"/>
    </style:style>
    <style:style style:name="Table7" style:family="table">
      <style:table-properties style:width="4.999cm" fo:break-before="auto" fo:break-after="auto" table:align="margins" fo:keep-with-next="auto" style:may-break-between-rows="false" table:border-model="collapsing"/>
    </style:style>
    <style:style style:name="Table7.A" style:family="table-column">
      <style:table-column-properties style:column-width="2.498cm" style:rel-column-width="32755*"/>
    </style:style>
    <style:style style:name="Table7.B" style:family="table-column">
      <style:table-column-properties style:column-width="2.501cm" style:rel-column-width="32780*"/>
    </style:style>
    <style:style style:name="Table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7.2" style:family="table-row">
      <style:table-row-properties fo:keep-together="auto"/>
    </style:style>
    <style:style style:name="Table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7.B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7.B6"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7.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7.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Table12" style:family="table">
      <style:table-properties style:width="19.001cm" table:align="margins"/>
    </style:style>
    <style:style style:name="Table12.A" style:family="table-column">
      <style:table-column-properties style:column-width="5.001cm" style:rel-column-width="17247*"/>
    </style:style>
    <style:style style:name="Table12.B" style:family="table-column">
      <style:table-column-properties style:column-width="0.3cm" style:rel-column-width="1034*"/>
    </style:style>
    <style:style style:name="Table12.C" style:family="table-column">
      <style:table-column-properties style:column-width="13.7cm" style:rel-column-width="47254*"/>
    </style:style>
    <style:style style:name="Table12.A1" style:family="table-cell">
      <style:table-cell-properties fo:padding="0cm" fo:border="none" style:writing-mode="page"/>
    </style:style>
    <style:style style:name="Table18" style:family="table">
      <style:table-properties style:width="4.999cm" fo:break-before="auto" fo:break-after="auto" table:align="margins" fo:keep-with-next="auto" style:may-break-between-rows="false" table:border-model="collapsing"/>
    </style:style>
    <style:style style:name="Table18.A" style:family="table-column">
      <style:table-column-properties style:column-width="2.499cm" style:rel-column-width="32767*"/>
    </style:style>
    <style:style style:name="Table18.B" style:family="table-column">
      <style:table-column-properties style:column-width="2.499cm" style:rel-column-width="32768*"/>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5" style:family="table-row">
      <style:table-row-properties fo:keep-together="auto"/>
    </style:style>
    <style:style style:name="Table18.B7"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13" style:family="table-cell" style:data-style-name="N0">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style>
    <style:style style:name="Table11.A" style:family="table-column">
      <style:table-column-properties style:column-width="5.001cm" style:rel-column-width="17247*"/>
    </style:style>
    <style:style style:name="Table11.B" style:family="table-column">
      <style:table-column-properties style:column-width="0.3cm" style:rel-column-width="1034*"/>
    </style:style>
    <style:style style:name="Table11.C" style:family="table-column">
      <style:table-column-properties style:column-width="13.7cm" style:rel-column-width="47254*"/>
    </style:style>
    <style:style style:name="Table11.A1" style:family="table-cell">
      <style:table-cell-properties fo:padding="0cm" fo:border="none" style:writing-mode="page"/>
    </style:style>
    <style:style style:name="Table10" style:family="table">
      <style:table-properties style:width="19.001cm" table:align="margins"/>
    </style:style>
    <style:style style:name="Table10.A" style:family="table-column">
      <style:table-column-properties style:column-width="5.001cm" style:rel-column-width="17247*"/>
    </style:style>
    <style:style style:name="Table10.B" style:family="table-column">
      <style:table-column-properties style:column-width="0.3cm" style:rel-column-width="1034*"/>
    </style:style>
    <style:style style:name="Table10.C" style:family="table-column">
      <style:table-column-properties style:column-width="13.7cm" style:rel-column-width="47254*"/>
    </style:style>
    <style:style style:name="Table10.A1" style:family="table-cell">
      <style:table-cell-properties fo:padding="0cm" fo:border="none" style:writing-mode="page"/>
    </style:style>
    <style:style style:name="Table8" style:family="table">
      <style:table-properties style:width="19.001cm" table:align="margins"/>
    </style:style>
    <style:style style:name="Table8.A" style:family="table-column">
      <style:table-column-properties style:column-width="5.001cm" style:rel-column-width="17247*"/>
    </style:style>
    <style:style style:name="Table8.B" style:family="table-column">
      <style:table-column-properties style:column-width="0.3cm" style:rel-column-width="1034*"/>
    </style:style>
    <style:style style:name="Table8.C" style:family="table-column">
      <style:table-column-properties style:column-width="13.7cm" style:rel-column-width="47254*"/>
    </style:style>
    <style:style style:name="Table8.A1" style:family="table-cell">
      <style:table-cell-properties fo:padding="0cm" fo:border="none" style:writing-mode="page"/>
    </style:style>
    <style:style style:name="Table9" style:family="table">
      <style:table-properties style:width="4.999cm" fo:break-before="auto" fo:break-after="auto" table:align="margins" fo:keep-with-next="auto" style:may-break-between-rows="false" table:border-model="collapsing"/>
    </style:style>
    <style:style style:name="Table9.A" style:family="table-column">
      <style:table-column-properties style:column-width="2.498cm" style:rel-column-width="32755*"/>
    </style:style>
    <style:style style:name="Table9.B" style:family="table-column">
      <style:table-column-properties style:column-width="2.501cm" style:rel-column-width="32780*"/>
    </style:style>
    <style:style style:name="Table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9.5" style:family="table-row">
      <style:table-row-properties fo:keep-together="auto"/>
    </style:style>
    <style:style style:name="Table9.B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9.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7" style:family="table">
      <style:table-properties style:width="19.001cm" table:align="margins"/>
    </style:style>
    <style:style style:name="Table17.A" style:family="table-column">
      <style:table-column-properties style:column-width="5.001cm" style:rel-column-width="17247*"/>
    </style:style>
    <style:style style:name="Table17.B" style:family="table-column">
      <style:table-column-properties style:column-width="0.3cm" style:rel-column-width="1034*"/>
    </style:style>
    <style:style style:name="Table17.C" style:family="table-column">
      <style:table-column-properties style:column-width="13.7cm" style:rel-column-width="47254*"/>
    </style:style>
    <style:style style:name="Table17.A1" style:family="table-cell">
      <style:table-cell-properties style:writing-mode="page"/>
    </style:style>
    <style:style style:name="Table19" style:family="table">
      <style:table-properties style:width="4.999cm" fo:break-before="auto" fo:break-after="auto" table:align="margins" fo:keep-with-next="auto" style:may-break-between-rows="false" table:border-model="collapsing"/>
    </style:style>
    <style:style style:name="Table19.A" style:family="table-column">
      <style:table-column-properties style:column-width="2.499cm" style:rel-column-width="32767*"/>
    </style:style>
    <style:style style:name="Table19.B" style:family="table-column">
      <style:table-column-properties style:column-width="2.499cm" style:rel-column-width="32768*"/>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9.4" style:family="table-row">
      <style:table-row-properties fo:keep-together="auto"/>
    </style:style>
    <style:style style:name="Table19.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B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9.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9.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officeooo:paragraph-rsid="0063916e"/>
    </style:style>
    <style:style style:name="P8" style:family="paragraph" style:parent-style-name="Text_20_body">
      <style:text-properties fo:language="en" fo:country="US"/>
    </style:style>
    <style:style style:name="P9" style:family="paragraph" style:parent-style-name="Text_20_body">
      <style:text-properties fo:language="en" fo:country="US" officeooo:paragraph-rsid="0059bc8d"/>
    </style:style>
    <style:style style:name="P10" style:family="paragraph" style:parent-style-name="Text_20_body">
      <style:text-properties fo:language="en" fo:country="US" officeooo:paragraph-rsid="005b8439"/>
    </style:style>
    <style:style style:name="P11" style:family="paragraph" style:parent-style-name="Text_20_body">
      <style:paragraph-properties fo:text-align="end" style:justify-single-word="false"/>
      <style:text-properties fo:language="en" fo:country="US" officeooo:paragraph-rsid="005b8439"/>
    </style:style>
    <style:style style:name="P12" style:family="paragraph" style:parent-style-name="Text_20_body">
      <style:paragraph-properties fo:text-align="end" style:justify-single-word="false"/>
      <style:text-properties fo:language="en" fo:country="US" officeooo:paragraph-rsid="005c5490"/>
    </style:style>
    <style:style style:name="P13" style:family="paragraph" style:parent-style-name="Text_20_body">
      <style:text-properties fo:language="en" fo:country="US" officeooo:paragraph-rsid="005c5490"/>
    </style:style>
    <style:style style:name="P14" style:family="paragraph" style:parent-style-name="Text_20_body">
      <style:text-properties fo:language="en" fo:country="US" officeooo:paragraph-rsid="0061eed4"/>
    </style:style>
    <style:style style:name="P15" style:family="paragraph" style:parent-style-name="Text_20_body">
      <style:text-properties fo:language="en" fo:country="US" officeooo:paragraph-rsid="006758f0"/>
    </style:style>
    <style:style style:name="P16" style:family="paragraph" style:parent-style-name="Text_20_body">
      <style:text-properties fo:language="en" fo:country="US" officeooo:paragraph-rsid="006b20c5"/>
    </style:style>
    <style:style style:name="P17" style:family="paragraph" style:parent-style-name="Text_20_body">
      <style:text-properties fo:language="en" fo:country="US" officeooo:paragraph-rsid="006c66af"/>
    </style:style>
    <style:style style:name="P18" style:family="paragraph" style:parent-style-name="Text_20_body">
      <style:paragraph-properties fo:text-align="center" style:justify-single-word="false"/>
      <style:text-properties fo:language="en" fo:country="US"/>
    </style:style>
    <style:style style:name="P19" style:family="paragraph" style:parent-style-name="Text_20_body">
      <style:text-properties fo:language="en" fo:country="US" officeooo:paragraph-rsid="006e174b"/>
    </style:style>
    <style:style style:name="P20" style:family="paragraph" style:parent-style-name="Text_20_body">
      <style:text-properties fo:language="en" fo:country="US" officeooo:paragraph-rsid="006eab2e"/>
    </style:style>
    <style:style style:name="P21" style:family="paragraph" style:parent-style-name="Text_20_body">
      <style:text-properties fo:language="en" fo:country="US" officeooo:paragraph-rsid="006f182f"/>
    </style:style>
    <style:style style:name="P22" style:family="paragraph" style:parent-style-name="Text_20_body">
      <style:text-properties officeooo:paragraph-rsid="0059bc8d"/>
    </style:style>
    <style:style style:name="P2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509609" officeooo:paragraph-rsid="00509609"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5973cf" officeooo:paragraph-rsid="005973c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6fc3cb" officeooo:paragraph-rsid="006fc3cb"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715c47" officeooo:paragraph-rsid="00715c4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Heading_20_2">
      <style:text-properties fo:language="en" fo:country="US"/>
    </style:style>
    <style:style style:name="P29" style:family="paragraph" style:parent-style-name="Heading_20_2">
      <style:paragraph-properties fo:break-before="page"/>
      <style:text-properties fo:language="en" fo:country="US"/>
    </style:style>
    <style:style style:name="P30"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T3" style:family="text">
      <style:text-properties officeooo:rsid="0029459c"/>
    </style:style>
    <style:style style:name="T4" style:family="text">
      <style:text-properties officeooo:rsid="0031d1e7"/>
    </style:style>
    <style:style style:name="T5" style:family="text">
      <style:text-properties officeooo:rsid="0033034a"/>
    </style:style>
    <style:style style:name="T6" style:family="text">
      <style:text-properties officeooo:rsid="004ef08b"/>
    </style:style>
    <style:style style:name="T7" style:family="text">
      <style:text-properties officeooo:rsid="006a04cb"/>
    </style:style>
    <style:style style:name="T8" style:family="text">
      <style:text-properties officeooo:rsid="00729871"/>
    </style:style>
    <style:style style:name="T9" style:family="text">
      <style:text-properties officeooo:rsid="00747e92"/>
    </style:style>
    <style:style style:name="fr1" style:family="graphic" style:parent-style-name="Frame">
      <style:graphic-properties fo:margin-left="0cm" fo:margin-right="0.3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3cm" fo:margin-top="0cm" fo:margin-bottom="0cm" style:wrap="right" style:number-wrapped-paragraphs="no-limit"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0" text:outline-level="1">Characters</text:h>
      <text:h text:style-name="P28" text:outline-level="2">Sophie Hatter</text:h>
      <table:table table:name="Table2" table:style-name="Table2">
        <table:table-column table:style-name="Table2.A"/>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23"><draw:frame draw:style-name="fr1" draw:name="Frame2" text:anchor-type="paragraph" svg:width="5.001cm" draw:z-index="12"><draw:text-box fo:min-height="5.001cm"><text:p text:style-name="Caption"><draw:frame draw:style-name="fr4" draw:name="Immagine3" text:anchor-type="as-char" svg:width="5.001cm" style:rel-width="100%" svg:height="5.001cm" style:rel-height="scale" draw:z-index="24"><draw:image xlink:href="../../Resources/Characters/Sophie%20Hatter/sophie%20hatter.jpg" xlink:type="simple" xlink:show="embed" xlink:actuate="onLoad" loext:mime-type="image/jpeg"/></draw:frame><text:span text:style-name="T2"><text:line-break/></text:span>© 2004 Studio Ghibli</text:p></draw:text-box></draw:frame></text:p>
                </table:table-cell>
                <table:table-cell table:style-name="Table3.A1" office:value-type="string">
                  <text:p text:style-name="Table_20_Contents"/>
                </table:table-cell>
                <table:table-cell table:style-name="Table3.A1" office:value-type="string">
                  <text:p text:style-name="P15">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15">Sophie has recently discovered her magical potential, so the girl dedicates herself for a period to the first experimentation of the magical arts,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cell>
              </table:table-row>
              <table:table-row>
                <table:table-cell table:style-name="Table3.A1" office:value-type="string">
                  <table:table table:name="Table4" table:style-name="Table4">
                    <table:table-column table:style-name="Table4.A"/>
                    <table:table-row>
                      <table:table-cell office:value-type="string">
                        <table:table table:name="Table5" table:style-name="Table5" table:template-name="Team7GrayTable">
                          <table:table-column table:style-name="Table5.A"/>
                          <table:table-column table:style-name="Table5.B"/>
                          <table:table-header-rows>
                            <table:table-row>
                              <table:table-cell table:style-name="Table5.A1" table:number-columns-spanned="2" office:value-type="string">
                                <text:p text:style-name="P23">Stat<text:span text:style-name="T6">s</text:span></text:p>
                              </table:table-cell>
                              <table:covered-table-cell/>
                            </table:table-row>
                          </table:table-header-rows>
                          <table:table-row table:style-name="Table5.2">
                            <table:table-cell table:style-name="Table5.A2" office:value-type="string">
                              <text:p text:style-name="P3">Class</text:p>
                            </table:table-cell>
                            <table:table-cell table:style-name="Table5.B2" office:value-type="string">
                              <text:p text:style-name="P3">Magic-user</text:p>
                            </table:table-cell>
                          </table:table-row>
                          <table:table-row>
                            <table:table-cell table:style-name="Table5.A3" office:value-type="string">
                              <text:p text:style-name="P3">Level</text:p>
                            </table:table-cell>
                            <table:table-cell table:style-name="Table5.B3" office:value-type="string">
                              <text:p text:style-name="P3">5/6</text:p>
                            </table:table-cell>
                          </table:table-row>
                          <table:table-row>
                            <table:table-cell table:style-name="Table5.A2" office:value-type="string">
                              <text:p text:style-name="P3">Strength</text:p>
                            </table:table-cell>
                            <table:table-cell table:style-name="Table5.B4" office:value-type="float" office:value="8">
                              <text:p text:style-name="P3">8</text:p>
                            </table:table-cell>
                          </table:table-row>
                          <table:table-row>
                            <table:table-cell table:style-name="Table5.A3" office:value-type="string">
                              <text:p text:style-name="P3">Constitution</text:p>
                            </table:table-cell>
                            <table:table-cell table:style-name="Table5.B3" office:value-type="string">
                              <text:p text:style-name="P3">13/14</text:p>
                            </table:table-cell>
                          </table:table-row>
                          <table:table-row>
                            <table:table-cell table:style-name="Table5.A2" office:value-type="string">
                              <text:p text:style-name="P3">Dexterity</text:p>
                            </table:table-cell>
                            <table:table-cell table:style-name="Table5.B4" office:value-type="float" office:value="14">
                              <text:p text:style-name="P3">14</text:p>
                            </table:table-cell>
                          </table:table-row>
                          <table:table-row>
                            <table:table-cell table:style-name="Table5.A3" office:value-type="string">
                              <text:p text:style-name="P3">Intelligence</text:p>
                            </table:table-cell>
                            <table:table-cell table:style-name="Table5.B7" office:value-type="float" office:value="18">
                              <text:p text:style-name="P3">18</text:p>
                            </table:table-cell>
                          </table:table-row>
                          <table:table-row>
                            <table:table-cell table:style-name="Table5.A2" office:value-type="string">
                              <text:p text:style-name="P3">Wisdom</text:p>
                            </table:table-cell>
                            <table:table-cell table:style-name="Table5.B4" office:value-type="float" office:value="14">
                              <text:p text:style-name="P3">14</text:p>
                            </table:table-cell>
                          </table:table-row>
                          <table:table-row>
                            <table:table-cell table:style-name="Table5.A3" office:value-type="string">
                              <text:p text:style-name="P3">Charisma</text:p>
                            </table:table-cell>
                            <table:table-cell table:style-name="Table5.B7" office:value-type="float" office:value="16">
                              <text:p text:style-name="P3">16</text:p>
                            </table:table-cell>
                          </table:table-row>
                          <table:table-row>
                            <table:table-cell table:style-name="Table5.A2" office:value-type="string">
                              <text:p text:style-name="P3">HP</text:p>
                            </table:table-cell>
                            <table:table-cell table:style-name="Table5.B2" office:value-type="string">
                              <text:p text:style-name="P3">24/+5</text:p>
                            </table:table-cell>
                          </table:table-row>
                          <table:table-row>
                            <table:table-cell table:style-name="Table5.A3" office:value-type="string">
                              <text:p text:style-name="P3">Mps</text:p>
                            </table:table-cell>
                            <table:table-cell table:style-name="Table5.B3" office:value-type="string">
                              <text:p text:style-name="P3">32/+6</text:p>
                            </table:table-cell>
                          </table:table-row>
                          <table:table-row>
                            <table:table-cell table:style-name="Table5.A2" office:value-type="string">
                              <text:p text:style-name="P3">AC</text:p>
                            </table:table-cell>
                            <table:table-cell table:style-name="Table5.B4" office:value-type="float" office:value="8">
                              <text:p text:style-name="P3">8</text:p>
                            </table:table-cell>
                          </table:table-row>
                          <table:table-row table:style-name="Table5.2">
                            <table:table-cell table:style-name="Table5.A13" office:value-type="string">
                              <text:p text:style-name="P3">TAC0</text:p>
                            </table:table-cell>
                            <table:table-cell table:style-name="Table5.B13" office:value-type="string">
                              <text:p text:style-name="P3">17/15</text:p>
                            </table:table-cell>
                          </table:table-row>
                        </table:table>
                        <text:p text:style-name="Table_20_Contents"><text:span text:style-name="T8">S</text:span>he is the strongest member of the team. <text:span text:style-name="T8">As a magic user is i</text:span>nitially undefended, <text:span text:style-name="T8">but</text:span> has a very <text:span text:style-name="T8">powerful</text:span> growth curve.</text:p>
                      </table:table-cell>
                    </table:table-row>
                  </table:table>
                </table:table-cell>
                <table:table-cell table:style-name="Table3.A1" office:value-type="string">
                  <text:p text:style-name="Table_20_Contents"/>
                </table:table-cell>
                <table:table-cell table:style-name="Table3.A1" office:value-type="string">
                  <text:p text:style-name="Table_20_Contents"><draw:frame draw:style-name="fr5" draw:name="Image5" text:anchor-type="as-char" svg:width="13.67cm" svg:height="9.999cm" draw:z-index="25"><draw:image xlink:href="../../Resources/Characters/Sophie%20Hatter/Sophie%20Interpersonal%20Circumplex.png" xlink:type="simple" xlink:show="embed" xlink:actuate="onLoad" loext:mime-type="image/png"/></draw:frame></text:p>
                </table:table-cell>
              </table:table-row>
            </table:table>
            <text:p text:style-name="P4"/>
          </table:table-cell>
        </table:table-row>
        <text:soft-page-break/>
        <table:table-row>
          <table:table-cell table:style-name="Table2.A1" office:value-type="string">
            <text:p text:style-name="P4"><draw:frame draw:style-name="fr2" draw:name="Frame15" text:anchor-type="as-char" svg:width="11.25cm" draw:z-index="26"><draw:text-box fo:min-height="9.999cm"><text:p text:style-name="Picture"><draw:frame draw:style-name="fr4" draw:name="Image1" text:anchor-type="as-char" svg:width="11.25cm" style:rel-width="100%" svg:height="9.999cm" style:rel-height="scale" draw:z-index="27"><draw:image xlink:href="../../Resources/Characters/Sophie%20Hatter/Interpersonal%20Circumplex%20Behavior%20Sophie.png" xlink:type="simple" xlink:show="embed" xlink:actuate="onLoad" loext:mime-type="image/png"/></draw:frame><text:span text:style-name="T2"><text:line-break/></text:span>Picture <text:sequence text:ref-name="refPicture0" text:name="Picture" text:formula="ooow:Picture+1" style:num-format="1">1</text:sequence>: Sophie’<text:span text:style-name="T7">s</text:span> circumplex</text:p></draw:text-box></draw:frame></text:p>
          </table:table-cell>
        </table:table-row>
        <table:table-row>
          <table:table-cell table:style-name="Table2.A1" office:value-type="string">
            <text:p text:style-name="P4"><draw:frame draw:style-name="fr2" draw:name="Frame1" text:anchor-type="as-char" svg:width="13.411cm" draw:z-index="28"><draw:text-box fo:min-height="14cm"><text:p text:style-name="Picture"><draw:frame draw:style-name="fr4" draw:name="Image10" text:anchor-type="as-char" svg:width="13.411cm" style:rel-width="100%" svg:height="14cm" style:rel-height="scale" draw:z-index="30"><draw:image xlink:href="../../Resources/Characters/Character%20wheel/Sophie%20Hatter.png" xlink:type="simple" xlink:show="embed" xlink:actuate="onLoad" loext:mime-type="image/png"/></draw:frame><text:span text:style-name="T2"><text:line-break/></text:span>Picture <text:sequence text:ref-name="refPicture1" text:name="Picture" text:formula="ooow:Picture+1" style:num-format="1">2</text:sequence>: Sophie’s circumplex</text:p></draw:text-box></draw:frame></text:p>
          </table:table-cell>
        </table:table-row>
      </table:table>
      <text:p text:style-name="Standard"/>
      <text:h text:style-name="P29" text:outline-level="2">Howl</text:h>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draw:frame draw:style-name="fr1" draw:name="Frame3" text:anchor-type="paragraph" svg:width="5.001cm" draw:z-index="13"><draw:text-box fo:min-height="5.001cm"><text:p text:style-name="Caption"><draw:frame draw:style-name="fr4" draw:name="Immagine4" text:anchor-type="as-char" svg:width="5.001cm" style:rel-width="100%" svg:height="5.001cm" style:rel-height="scale" draw:z-index="31"><draw:image xlink:href="../../Resources/Characters/Howl%20Jenkins%20Pendragon/Howl%20Jenkins%20Pendragon.jpg" xlink:type="simple" xlink:show="embed" xlink:actuate="onLoad" loext:mime-type="image/jpeg"/></draw:frame><text:span text:style-name="T2"><text:line-break/></text:span>© 2004 Studio Ghibli</text:p></draw:text-box></draw:frame></text:p>
          </table:table-cell>
          <table:table-cell table:style-name="Table13.A1" office:value-type="string">
            <text:p text:style-name="Table_20_Contents"/>
          </table:table-cell>
          <table:table-cell table:style-name="Table13.A1" office:value-type="string">
            <text:p text:style-name="P16">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text:span text:style-name="T3">ese</text:span>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16">Howl recalls that time when his apprentice mate (Layton) tried to steal Calcifer from him while they were still studying at Suliman’s.</text:p>
          </table:table-cell>
        </table:table-row>
        <table:table-row>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draw:frame draw:style-name="fr6" draw:name="Immagine14" text:anchor-type="as-char" svg:width="13.03cm" svg:height="9.999cm" draw:z-index="33"><draw:image xlink:href="../../Resources/Characters/Howl%20Jenkins%20Pendragon/Howl%20Interpersonal%20Circumplex.png" xlink:type="simple" xlink:show="embed" xlink:actuate="onLoad" loext:mime-type="image/png"/></draw:frame></text:p>
          </table:table-cell>
        </table:table-row>
      </table:table>
      <text:p text:style-name="P8"/>
      <text:h text:style-name="P29" text:outline-level="2">Orphan child</text:h>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draw:frame draw:style-name="fr3" draw:name="Frame12" text:anchor-type="paragraph" svg:width="5.001cm" draw:z-index="17"><draw:text-box fo:min-height="5.001cm"><text:p text:style-name="Picture"><draw:frame draw:style-name="fr4" draw:name="Image7" text:anchor-type="as-char" svg:width="5.001cm" style:rel-width="100%" svg:height="5.001cm" style:rel-height="scale" draw:z-index="34"><draw:image xlink:href="../../Resources/Characters/Orphan%20child/Orphan%20child2.jpg" xlink:type="simple" xlink:show="embed" xlink:actuate="onLoad" loext:mime-type="image/jpeg"/></draw:frame><text:span text:style-name="T2"><text:line-break/></text:span>© 2004 Akira Amano</text:p></draw:text-box></draw:frame></text:p>
          </table:table-cell>
          <table:table-cell table:style-name="Table14.A1" office:value-type="string">
            <text:p text:style-name="Table_20_Contents"/>
          </table:table-cell>
          <table:table-cell table:style-name="Table14.A1" office:value-type="string">
            <text:p text:style-name="P17">The orphan child is extremely cheerful and lively, but at the same time almost silent and without memory. He follows Ben everywhere he goes, sometimes even without his permission. Aesthetically remembers Howl, but it is very dirty, and his eyes and hair are brown (when he was adult, they were colored with magic).</text:p>
          </table:table-cell>
        </table:table-row>
        <table:table-row>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draw:frame draw:style-name="fr6" draw:name="Image4" text:anchor-type="as-char" svg:width="13.03cm" svg:height="9.999cm" draw:z-index="35"><draw:image xlink:href="../../Resources/Characters/Orphan%20child/Orphan%20child%20Interpersonal%20Circumplex.png" xlink:type="simple" xlink:show="embed" xlink:actuate="onLoad" loext:mime-type="image/png"/></draw:frame></text:p>
          </table:table-cell>
        </table:table-row>
      </table:table>
      <text:p text:style-name="P8"/>
      <text:h text:style-name="P29" text:outline-level="2">Layton</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 draw:name="Frame4" text:anchor-type="paragraph" svg:width="5.001cm" draw:z-index="18"><draw:text-box fo:min-height="5.001cm"><text:p text:style-name="Caption"><draw:frame draw:style-name="fr4" draw:name="Immagine5" text:anchor-type="as-char" svg:width="5.001cm" style:rel-width="100%" svg:height="5.001cm" style:rel-height="scale" draw:z-index="36"><draw:image xlink:href="../../Resources/Characters/Layton/Young%20Layton/layton.png" xlink:type="simple" xlink:show="embed" xlink:actuate="onLoad" loext:mime-type="image/png"/></draw:frame><text:span text:style-name="T2"><text:line-break/></text:span>© 2002 Masashi Kishimoto</text:p></draw:text-box></draw:frame></text:p>
          </table:table-cell>
          <table:table-cell table:style-name="Table15.A1" office:value-type="string">
            <text:p text:style-name="Table_20_Contents"/>
          </table:table-cell>
          <table:table-cell table:style-name="Table15.A1" office:value-type="string">
            <text:p text:style-name="P19"><draw:frame draw:style-name="fr7" draw:name="immagini4" text:anchor-type="paragraph" svg:width="8.811cm" svg:height="7.001cm" draw:z-index="19"><draw:image xlink:href="../../Resources/Characters/Layton/Layton%20%20Before%20Interpersonal%20Circumplex.png" xlink:type="simple" xlink:show="embed" xlink:actuate="onLoad" loext:mime-type="image/png"/></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19">During this imprisonment, however, Layton has learned how to control the spirits becoming powerful beyond all expectations.</text:p>
          </table:table-cell>
        </table:table-row>
        <table:table-row>
          <table:table-cell table:style-name="Table15.A1" office:value-type="string">
            <text:p text:style-name="Table_20_Contents"/>
          </table:table-cell>
          <table:table-cell table:style-name="Table15.A1" office:value-type="string">
            <text:p text:style-name="Table_20_Contents"/>
          </table:table-cell>
          <table:table-cell table:style-name="Table15.A1" office:value-type="string">
            <text:p text:style-name="Table_20_Contents"><draw:frame draw:style-name="fr8" draw:name="immagini2" text:anchor-type="as-char" svg:width="13.7cm" svg:height="9.999cm" draw:z-index="37"><draw:image xlink:href="../../Resources/Characters/Layton/Layton%20After%20Interpersonal%20Circumplex.png" xlink:type="simple" xlink:show="embed" xlink:actuate="onLoad" loext:mime-type="image/png"/></draw:frame></text:p>
          </table:table-cell>
        </table:table-row>
      </table:table>
      <text:p text:style-name="P8"/>
      <text:p text:style-name="P18"/>
      <text:h text:style-name="P29" text:outline-level="2">Madame Suliman</text:h>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draw:frame draw:style-name="fr1" draw:name="Frame5" text:anchor-type="paragraph" svg:width="5.001cm" draw:z-index="21"><draw:text-box fo:min-height="5.001cm"><text:p text:style-name="Caption"><draw:frame draw:style-name="fr4" draw:name="Immagine6" text:anchor-type="as-char" svg:width="5.001cm" style:rel-width="100%" svg:height="5.001cm" style:rel-height="scale" draw:z-index="38"><draw:image xlink:href="../../Resources/Characters/Madame%20Suliman/Madame%20Suliman.jpg" xlink:type="simple" xlink:show="embed" xlink:actuate="onLoad" loext:mime-type="image/jpeg"/></draw:frame><text:span text:style-name="T2"><text:line-break/></text:span>© 2004 Studio Ghibli</text:p></draw:text-box></draw:frame></text:p>
          </table:table-cell>
          <table:table-cell table:style-name="Table16.A1" office:value-type="string">
            <text:p text:style-name="Table_20_Contents"/>
          </table:table-cell>
          <table:table-cell table:style-name="Table16.A1" office:value-type="string">
            <text:p text:style-name="P20">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0">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able:table-cell>
        </table:table-row>
        <table:table-row>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draw:frame draw:style-name="fr6" draw:name="Immagine17" text:anchor-type="as-char" svg:width="12.779cm" svg:height="9.999cm" draw:z-index="39"><draw:image xlink:href="../../Resources/Characters/Madame%20Suliman/Suliman%20Interpersonal%20Circumplex.png" xlink:type="simple" xlink:show="embed" xlink:actuate="onLoad" loext:mime-type="image/png"/></draw:frame></text:p>
          </table:table-cell>
        </table:table-row>
      </table:table>
      <text:p text:style-name="P8"/>
      <text:h text:style-name="P29" text:outline-level="2">Calcifer</text:h>
      <table:table table:name="Table6" table:style-name="Table6">
        <table:table-column table:style-name="Table6.A"/>
        <table:table-column table:style-name="Table6.B"/>
        <table:table-column table:style-name="Table6.C"/>
        <table:table-row>
          <table:table-cell table:style-name="Table6.A1" office:value-type="string">
            <text:p text:style-name="P24"><draw:frame draw:style-name="fr1" draw:name="Frame6" text:anchor-type="paragraph" svg:width="5.001cm" draw:z-index="10"><draw:text-box fo:min-height="5.001cm"><text:p text:style-name="Caption"><draw:frame draw:style-name="fr4" draw:name="Immagine8" text:anchor-type="as-char" svg:width="5.001cm" style:rel-width="100%" svg:height="5.001cm" style:rel-height="scale" draw:z-index="32"><draw:image xlink:href="../../Resources/Characters/Calcifer/Calcifer.png" xlink:type="simple" xlink:show="embed" xlink:actuate="onLoad" loext:mime-type="image/png"/></draw:frame><text:span text:style-name="T2"><text:line-break/></text:span>© 2004 Studio Ghibli</text:p></draw:text-box></draw:frame></text:p>
          </table:table-cell>
          <table:table-cell table:style-name="Table6.A1" office:value-type="string">
            <text:p text:style-name="P24"/>
          </table:table-cell>
          <table:table-cell table:style-name="Table6.A1" office:value-type="string">
            <text:p text:style-name="P7">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7">Since he was freed from the contract, Calcifer is even more tied to his friends, and hardly spends a day away from them. Since the castle has expanded, he travels to the most exotic places.</text:p>
            <text:p text:style-name="P7"><text:span text:style-name="T4">H</text:span>e moves awkwardly in his armor, and must make a great effort to bend his limbs in a coordinated way with the steam, yet he <text:span text:style-name="T5">learns how</text:span> to shoot <text:span text:style-name="T5">his parts</text:span>, accumulating pressure.</text:p>
          </table:table-cell>
        </table:table-row>
        <table:table-row>
          <table:table-cell table:style-name="Table6.A1" office:value-type="string">
            <table:table table:name="Table7" table:style-name="Table7" table:template-name="Team7GrayTable">
              <table:table-column table:style-name="Table7.A"/>
              <table:table-column table:style-name="Table7.B"/>
              <table:table-header-rows>
                <table:table-row>
                  <table:table-cell table:style-name="Table7.A1" table:number-columns-spanned="2" office:value-type="string">
                    <text:p text:style-name="P24">Stats</text:p>
                  </table:table-cell>
                  <table:covered-table-cell/>
                </table:table-row>
              </table:table-header-rows>
              <table:table-row table:style-name="Table7.2">
                <table:table-cell table:style-name="Table7.A2" office:value-type="string">
                  <text:p text:style-name="P3">Class</text:p>
                </table:table-cell>
                <table:table-cell table:style-name="Table7.B2" office:value-type="string">
                  <text:p text:style-name="P3">Elf</text:p>
                </table:table-cell>
              </table:table-row>
              <table:table-row>
                <table:table-cell table:style-name="Table7.A3" office:value-type="string">
                  <text:p text:style-name="P3">Level</text:p>
                </table:table-cell>
                <table:table-cell table:style-name="Table7.B3" office:value-type="string">
                  <text:p text:style-name="P3">5/6</text:p>
                </table:table-cell>
              </table:table-row>
              <table:table-row>
                <table:table-cell table:style-name="Table7.A2" office:value-type="string">
                  <text:p text:style-name="P3">Strength</text:p>
                </table:table-cell>
                <table:table-cell table:style-name="Table7.B2" office:value-type="string">
                  <text:p text:style-name="P3">15/16</text:p>
                </table:table-cell>
              </table:table-row>
              <table:table-row>
                <table:table-cell table:style-name="Table7.A3" office:value-type="string">
                  <text:p text:style-name="P3">Constitution</text:p>
                </table:table-cell>
                <table:table-cell table:style-name="Table7.B5" office:value-type="float" office:value="16">
                  <text:p text:style-name="P3">16</text:p>
                </table:table-cell>
              </table:table-row>
              <table:table-row>
                <table:table-cell table:style-name="Table7.A2" office:value-type="string">
                  <text:p text:style-name="P3">Dexterity</text:p>
                </table:table-cell>
                <table:table-cell table:style-name="Table7.B6" office:value-type="float" office:value="12">
                  <text:p text:style-name="P3">12</text:p>
                </table:table-cell>
              </table:table-row>
              <table:table-row>
                <table:table-cell table:style-name="Table7.A3" office:value-type="string">
                  <text:p text:style-name="P3">Intelligence</text:p>
                </table:table-cell>
                <table:table-cell table:style-name="Table7.B5" office:value-type="float" office:value="13">
                  <text:p text:style-name="P3">13</text:p>
                </table:table-cell>
              </table:table-row>
              <table:table-row>
                <table:table-cell table:style-name="Table7.A2" office:value-type="string">
                  <text:p text:style-name="P3">Wisdom</text:p>
                </table:table-cell>
                <table:table-cell table:style-name="Table7.B6" office:value-type="float" office:value="14">
                  <text:p text:style-name="P3">14</text:p>
                </table:table-cell>
              </table:table-row>
              <table:table-row>
                <table:table-cell table:style-name="Table7.A3" office:value-type="string">
                  <text:p text:style-name="P3">Charisma</text:p>
                </table:table-cell>
                <table:table-cell table:style-name="Table7.B5" office:value-type="float" office:value="18">
                  <text:p text:style-name="P3">18</text:p>
                </table:table-cell>
              </table:table-row>
              <table:table-row>
                <table:table-cell table:style-name="Table7.A2" office:value-type="string">
                  <text:p text:style-name="P3">HP</text:p>
                </table:table-cell>
                <table:table-cell table:style-name="Table7.B2" office:value-type="string">
                  <text:p text:style-name="P3">40/+6</text:p>
                </table:table-cell>
              </table:table-row>
              <table:table-row>
                <table:table-cell table:style-name="Table7.A3" office:value-type="string">
                  <text:p text:style-name="P3">Mps</text:p>
                </table:table-cell>
                <table:table-cell table:style-name="Table7.B3" office:value-type="string">
                  <text:p text:style-name="P3">20/+4</text:p>
                </table:table-cell>
              </table:table-row>
              <table:table-row>
                <table:table-cell table:style-name="Table7.A2" office:value-type="string">
                  <text:p text:style-name="P3">AC</text:p>
                </table:table-cell>
                <table:table-cell table:style-name="Table7.B6" office:value-type="float" office:value="6">
                  <text:p text:style-name="P3">6</text:p>
                </table:table-cell>
              </table:table-row>
              <table:table-row>
                <table:table-cell table:style-name="Table7.A13" office:value-type="string">
                  <text:p text:style-name="P3">TAC0</text:p>
                </table:table-cell>
                <table:table-cell table:style-name="Table7.B13" office:value-type="string">
                  <text:p text:style-name="P3">17</text:p>
                </table:table-cell>
              </table:table-row>
            </table:table>
            <text:p text:style-name="Table_20_Contents"><text:span text:style-name="T9">V</text:span>ersatile and powerful, calcifer can afford to run out of MPs soon, and then launch terrible physical attacks.</text:p>
          </table:table-cell>
          <table:table-cell table:style-name="Table6.A1" office:value-type="string">
            <text:p text:style-name="P24"/>
          </table:table-cell>
          <table:table-cell table:style-name="Table6.A1" office:value-type="string">
            <text:p text:style-name="Table_20_Contents"><draw:frame draw:style-name="fr5" draw:name="Image8" text:anchor-type="as-char" svg:width="12.869cm" svg:height="9.999cm" draw:z-index="29"><draw:image xlink:href="../../Resources/Characters/Calcifer/Calcifer%20Interpersonal%20Circumplex.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4"><draw:frame draw:style-name="fr2" draw:name="Frame13" text:anchor-type="as-char" svg:width="5.36cm" draw:z-index="0"><draw:text-box fo:min-height="7.84cm"><text:p text:style-name="Picture"><draw:frame draw:style-name="fr4" draw:name="Image2" text:anchor-type="as-char" svg:width="5.36cm" style:rel-width="100%" svg:height="7.232cm" style:rel-height="scale" draw:z-index="1"><draw:image xlink:href="../../Resources/Characters/Calcifer/Calcifer_Armour_TotalBody.jpg" xlink:type="simple" xlink:show="embed" xlink:actuate="onLoad" loext:mime-type="image/jpeg"/></draw:frame><text:span text:style-name="T2"><text:line-break/></text:span>Picture <text:sequence text:ref-name="refPicture2" text:name="Picture" text:formula="ooow:Picture+1" style:num-format="1">3</text:sequence>: Calcifer armor</text:p></draw:text-box></draw:frame></text:p>
          </table:table-cell>
          <table:table-cell table:style-name="Table1.A1" office:value-type="string">
            <text:p text:style-name="P4"><draw:frame draw:style-name="fr2" draw:name="Frame14" text:anchor-type="as-char" svg:width="6.44cm" draw:z-index="2"><draw:text-box fo:min-height="6.001cm"><text:p text:style-name="Picture"><draw:frame draw:style-name="fr4" draw:name="Image3" text:anchor-type="as-char" svg:width="6.44cm" style:rel-width="100%" svg:height="6.001cm" style:rel-height="scale" draw:z-index="3"><draw:image xlink:href="../../Resources/Characters/Calcifer/Calcifer_Armour_CloseUp.jpg" xlink:type="simple" xlink:show="embed" xlink:actuate="onLoad" loext:mime-type="image/jpeg"/></draw:frame><text:span text:style-name="T2"><text:line-break/></text:span>Picture <text:sequence text:ref-name="refPicture3" text:name="Picture" text:formula="ooow:Picture+1" style:num-format="1">4</text:sequence>: Calcifer armor: head detail</text:p></draw:text-box></draw:frame></text:p>
          </table:table-cell>
        </table:table-row>
      </table:table>
      <text:p text:style-name="Text_20_body"/>
      <text:h text:style-name="P29" text:outline-level="2">Heen</text:h>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draw:frame draw:style-name="fr1" draw:name="Frame7" text:anchor-type="paragraph" svg:width="5.001cm" draw:z-index="7"><draw:text-box fo:min-height="5.001cm"><text:p text:style-name="Caption"><draw:frame draw:style-name="fr4" draw:name="Immagine9" text:anchor-type="as-char" svg:width="5.001cm" style:rel-width="100%" svg:height="5.001cm" style:rel-height="scale" draw:z-index="23"><draw:image xlink:href="../../Resources/Characters/Heen/Heen.jpg" xlink:type="simple" xlink:show="embed" xlink:actuate="onLoad" loext:mime-type="image/jpeg"/></draw:frame><text:span text:style-name="T2"><text:line-break/></text:span>© 2004 Studio Ghibli</text:p></draw:text-box></draw:frame></text:p>
          </table:table-cell>
          <table:table-cell table:style-name="Table12.A1" office:value-type="string">
            <text:p text:style-name="Table_20_Contents"/>
          </table:table-cell>
          <table:table-cell table:style-name="Table12.A1" office:value-type="string">
            <text:p text:style-name="P14">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14">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 </text:p>
          </table:table-cell>
        </table:table-row>
        <table:table-row>
          <table:table-cell table:style-name="Table12.A1" office:value-type="string">
            <table:table table:name="Table18" table:style-name="Table18" table:template-name="Team7GrayTable">
              <table:table-column table:style-name="Table18.A"/>
              <table:table-column table:style-name="Table18.B"/>
              <table:table-header-rows>
                <table:table-row>
                  <table:table-cell table:style-name="Table18.A1" table:number-columns-spanned="2" office:value-type="string">
                    <text:p text:style-name="P26">Stats</text:p>
                  </table:table-cell>
                  <table:covered-table-cell/>
                </table:table-row>
              </table:table-header-rows>
              <table:table-row>
                <table:table-cell table:style-name="Table18.A2" office:value-type="string">
                  <text:p text:style-name="P3">Class</text:p>
                </table:table-cell>
                <table:table-cell table:style-name="Table18.B2" office:value-type="string">
                  <text:p text:style-name="P3">Warrior</text:p>
                </table:table-cell>
              </table:table-row>
              <table:table-row>
                <table:table-cell table:style-name="Table18.A3" office:value-type="string">
                  <text:p text:style-name="P3">Level</text:p>
                </table:table-cell>
                <table:table-cell table:style-name="Table18.B3" office:value-type="string">
                  <text:p text:style-name="P3">5/6</text:p>
                </table:table-cell>
              </table:table-row>
              <table:table-row>
                <table:table-cell table:style-name="Table18.A2" office:value-type="string">
                  <text:p text:style-name="P3">Strength</text:p>
                </table:table-cell>
                <table:table-cell table:style-name="Table18.B4" office:value-type="float" office:value="18">
                  <text:p text:style-name="P3">18</text:p>
                </table:table-cell>
              </table:table-row>
              <table:table-row table:style-name="Table18.5">
                <table:table-cell table:style-name="Table18.A3" office:value-type="string">
                  <text:p text:style-name="P3">Constitution</text:p>
                </table:table-cell>
                <table:table-cell table:style-name="Table18.B3" office:value-type="string">
                  <text:p text:style-name="P3">17/18</text:p>
                </table:table-cell>
              </table:table-row>
              <table:table-row>
                <table:table-cell table:style-name="Table18.A2" office:value-type="string">
                  <text:p text:style-name="P3">Dexterity</text:p>
                </table:table-cell>
                <table:table-cell table:style-name="Table18.B4" office:value-type="float" office:value="10">
                  <text:p text:style-name="P3">10</text:p>
                </table:table-cell>
              </table:table-row>
              <table:table-row>
                <table:table-cell table:style-name="Table18.A3" office:value-type="string">
                  <text:p text:style-name="P3">Intelligence</text:p>
                </table:table-cell>
                <table:table-cell table:style-name="Table18.B7" office:value-type="float" office:value="6">
                  <text:p text:style-name="P3">6</text:p>
                </table:table-cell>
              </table:table-row>
              <table:table-row>
                <table:table-cell table:style-name="Table18.A2" office:value-type="string">
                  <text:p text:style-name="P3">Wisdom</text:p>
                </table:table-cell>
                <table:table-cell table:style-name="Table18.B4" office:value-type="float" office:value="10">
                  <text:p text:style-name="P3">10</text:p>
                </table:table-cell>
              </table:table-row>
              <table:table-row>
                <table:table-cell table:style-name="Table18.A3" office:value-type="string">
                  <text:p text:style-name="P3">Charisma</text:p>
                </table:table-cell>
                <table:table-cell table:style-name="Table18.B7" office:value-type="float" office:value="8">
                  <text:p text:style-name="P3">8</text:p>
                </table:table-cell>
              </table:table-row>
              <table:table-row>
                <table:table-cell table:style-name="Table18.A2" office:value-type="string">
                  <text:p text:style-name="P3">HP</text:p>
                </table:table-cell>
                <table:table-cell table:style-name="Table18.B2" office:value-type="string">
                  <text:p text:style-name="P3">48/+11</text:p>
                </table:table-cell>
              </table:table-row>
              <table:table-row>
                <table:table-cell table:style-name="Table18.A3" office:value-type="string">
                  <text:p text:style-name="P3">Mps</text:p>
                </table:table-cell>
                <table:table-cell table:style-name="Table18.B3" office:value-type="string">
                  <text:p text:style-name="P3">5/+1</text:p>
                </table:table-cell>
              </table:table-row>
              <table:table-row>
                <table:table-cell table:style-name="Table18.A2" office:value-type="string">
                  <text:p text:style-name="P3">AC</text:p>
                </table:table-cell>
                <table:table-cell table:style-name="Table18.B4" office:value-type="float" office:value="7">
                  <text:p text:style-name="P3">7</text:p>
                </table:table-cell>
              </table:table-row>
              <table:table-row>
                <table:table-cell table:style-name="Table18.A13" office:value-type="string">
                  <text:p text:style-name="P3">TAC0</text:p>
                </table:table-cell>
                <table:table-cell table:style-name="Table18.B13" office:value-type="float" office:value="17">
                  <text:p text:style-name="P3">17</text:p>
                </table:table-cell>
              </table:table-row>
            </table:table>
            <text:p text:style-name="Table_20_Contents"><text:span text:style-name="T9">T</text:span>ank of the group, is constantly taken care of <text:span text:style-name="T9">with health potions</text:span>: in his absence the wizards are at the mercy of the enemies.</text:p>
          </table:table-cell>
          <table:table-cell table:style-name="Table12.A1" office:value-type="string">
            <text:p text:style-name="Table_20_Contents"/>
          </table:table-cell>
          <table:table-cell table:style-name="Table12.A1" office:value-type="string">
            <text:p text:style-name="P14"><draw:frame draw:style-name="fr6" draw:name="Immagine19" text:anchor-type="as-char" svg:width="13.03cm" svg:height="9.999cm" draw:z-index="20"><draw:image xlink:href="../../Resources/Characters/Heen/Heen%20Interpersonal%20Circumplex.png" xlink:type="simple" xlink:show="embed" xlink:actuate="onLoad" loext:mime-type="image/png"/></draw:frame></text:p>
          </table:table-cell>
        </table:table-row>
      </table:table>
      <text:p text:style-name="P8"/>
      <text:h text:style-name="P29" text:outline-level="2">King Beuron</text:h>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draw:frame draw:style-name="fr2" draw:name="Frame8" text:anchor-type="as-char" svg:width="5.001cm" draw:z-index="14"><draw:text-box fo:min-height="4.74cm"><text:p text:style-name="Picture"><draw:frame draw:style-name="fr4" draw:name="Image9" text:anchor-type="as-char" svg:width="5.001cm" style:rel-width="100%" svg:height="4.74cm" style:rel-height="scale" draw:z-index="15"><draw:image xlink:href="../../Resources/Characters/King%20Beuron/King%20Beuron.png" xlink:type="simple" xlink:show="embed" xlink:actuate="onLoad" loext:mime-type="image/png"/></draw:frame><text:span text:style-name="T2"><text:line-break/></text:span>Picture <text:sequence text:ref-name="refPicture4" text:name="Picture" text:formula="ooow:Picture+1" style:num-format="1">5</text:sequence>: © 1997 Eiichiro Oda</text:p></draw:text-box></draw:frame></text:p>
          </table:table-cell>
          <table:table-cell table:style-name="Table11.A1" office:value-type="string">
            <text:p text:style-name="P13"/>
          </table:table-cell>
          <table:table-cell table:style-name="Table11.A1" office:value-type="string">
            <text:p text:style-name="P13">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13">Beuron is known as the best Radme King of the last centuries. It allowed the continent to develop quickly, which soon led to compete with Ingary. The sudden death due to illness of his two sons leads him to depression, and Layton easily makes him fall under his clutches.</text:p>
          </table:table-cell>
        </table:table-row>
        <table:table-row>
          <table:table-cell table:style-name="Table11.A1" office:value-type="string">
            <text:p text:style-name="Table_20_Contents"/>
          </table:table-cell>
          <table:table-cell table:style-name="Table11.A1" office:value-type="string">
            <text:p text:style-name="P12"/>
          </table:table-cell>
          <table:table-cell table:style-name="Table11.A1" office:value-type="string">
            <text:p text:style-name="P8"><draw:frame draw:style-name="fr9" draw:name="immagini1" text:anchor-type="as-char" svg:y="0cm" svg:width="13.03cm" svg:height="9.999cm" draw:z-index="16"><draw:image xlink:href="../../Resources/Characters/King%20Beuron/King%20Beuron%20Interpersonal%20Circumplex.png" xlink:type="simple" xlink:show="embed" xlink:actuate="onLoad" loext:mime-type="image/png"/></draw:frame></text:p>
          </table:table-cell>
        </table:table-row>
      </table:table>
      <text:p text:style-name="P8"/>
      <text:h text:style-name="P29" text:outline-level="2">Ben</text:h>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draw:frame draw:style-name="fr1" draw:name="Frame9" text:anchor-type="paragraph" svg:width="5.001cm" draw:z-index="4"><draw:text-box fo:min-height="5.001cm"><text:p text:style-name="Caption"><draw:frame draw:style-name="fr4" draw:name="Immagine23" text:anchor-type="as-char" svg:width="5.001cm" style:rel-width="100%" svg:height="5.001cm" style:rel-height="scale" draw:z-index="9"><draw:image xlink:href="../../Resources/Characters/Ben/Ben%20sq.png" xlink:type="simple" xlink:show="embed" xlink:actuate="onLoad" loext:mime-type="image/png"/></draw:frame><text:span text:style-name="T2"><text:line-break/></text:span>© 2009 Isayama Hajime</text:p></draw:text-box></draw:frame></text:p>
          </table:table-cell>
          <table:table-cell table:style-name="Table10.A1" office:value-type="string">
            <text:p text:style-name="P10"/>
          </table:table-cell>
          <table:table-cell table:style-name="Table10.A1" office:value-type="string">
            <text:p text:style-name="P10">Faithful guard of King Beuron, expert in many techniques of combat and infiltration, he honorably accepts the task at the forefront of Cal, where he has the opportunity to study the phenomenon of the slime and to save several people. </text:p>
            <text:p text:style-name="P10">Trained by the best masters of Radme at the behest of the King himself, who saw his potential, Ben always proved to be virtuous and honest, helping the weak with great modesty.</text:p>
          </table:table-cell>
        </table:table-row>
        <table:table-row>
          <table:table-cell table:style-name="Table10.A1" office:value-type="string">
            <text:p text:style-name="Table_20_Contents"/>
          </table:table-cell>
          <table:table-cell table:style-name="Table10.A1" office:value-type="string">
            <text:p text:style-name="P11"/>
          </table:table-cell>
          <table:table-cell table:style-name="Table10.A1" office:value-type="string">
            <text:p text:style-name="P11"><draw:frame draw:style-name="fr6" draw:name="Image6" text:anchor-type="as-char" svg:width="13.28cm" svg:height="9.999cm" draw:z-index="11"><draw:image xlink:href="../../Resources/Characters/Ben/Ben%20Interpersonal%20Circumplex.png" xlink:type="simple" xlink:show="embed" xlink:actuate="onLoad" loext:mime-type="image/png"/></draw:frame></text:p>
          </table:table-cell>
        </table:table-row>
      </table:table>
      <text:p text:style-name="P8"/>
      <text:h text:style-name="P29" text:outline-level="2">Markl</text:h>
      <table:table table:name="Table8" table:style-name="Table8">
        <table:table-column table:style-name="Table8.A"/>
        <table:table-column table:style-name="Table8.B"/>
        <table:table-column table:style-name="Table8.C"/>
        <table:table-row>
          <table:table-cell table:style-name="Table8.A1" office:value-type="string">
            <text:p text:style-name="P25"><draw:frame draw:style-name="fr1" draw:name="Frame10" text:anchor-type="paragraph" svg:width="5.001cm" draw:z-index="5"><draw:text-box fo:min-height="5.001cm"><text:p text:style-name="Caption"><draw:frame draw:style-name="fr4" draw:name="Immagine10" text:anchor-type="as-char" svg:width="5.001cm" style:rel-width="100%" svg:height="5.001cm" style:rel-height="scale" draw:z-index="6"><draw:image xlink:href="../../Resources/Characters/Markl/Markl.jpg" xlink:type="simple" xlink:show="embed" xlink:actuate="onLoad" loext:mime-type="image/jpeg"/></draw:frame><text:span text:style-name="T2"><text:line-break/></text:span>© 2004 Studio Ghibli</text:p></draw:text-box></draw:frame></text:p>
          </table:table-cell>
          <table:table-cell table:style-name="Table8.A1" office:value-type="string">
            <text:p text:style-name="P9"/>
          </table:table-cell>
          <table:table-cell table:style-name="Table8.A1" office:value-type="string">
            <text:p text:style-name="P9">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22">Even if he easily get scared, often tries to infiltrate the narrow spaces with Heen, to unlock the steps to the team. His physical weakness and insecurity, but excellent acumen, make him the ideal counterpart of Heen, strong and dumb.</text:p>
          </table:table-cell>
        </table:table-row>
        <table:table-row>
          <table:table-cell table:style-name="Table8.A1" office:value-type="string">
            <table:table table:name="Table9" table:style-name="Table9" table:template-name="Team7GrayTable">
              <table:table-column table:style-name="Table9.A"/>
              <table:table-column table:style-name="Table9.B"/>
              <table:table-header-rows>
                <table:table-row>
                  <table:table-cell table:style-name="Table9.A1" table:number-columns-spanned="2" office:value-type="string">
                    <text:p text:style-name="P25">Stats</text:p>
                  </table:table-cell>
                  <table:covered-table-cell/>
                </table:table-row>
              </table:table-header-rows>
              <table:table-row>
                <table:table-cell table:style-name="Table9.A2" office:value-type="string">
                  <text:p text:style-name="P3">Class</text:p>
                </table:table-cell>
                <table:table-cell table:style-name="Table9.B2" office:value-type="string">
                  <text:p text:style-name="P3">Magic-user</text:p>
                </table:table-cell>
              </table:table-row>
              <table:table-row>
                <table:table-cell table:style-name="Table9.A3" office:value-type="string">
                  <text:p text:style-name="P3">Level</text:p>
                </table:table-cell>
                <table:table-cell table:style-name="Table9.B3" office:value-type="string">
                  <text:p text:style-name="P3">5/6</text:p>
                </table:table-cell>
              </table:table-row>
              <table:table-row>
                <table:table-cell table:style-name="Table9.A2" office:value-type="string">
                  <text:p text:style-name="P3">Strength</text:p>
                </table:table-cell>
                <table:table-cell table:style-name="Table9.B4" office:value-type="float" office:value="7">
                  <text:p text:style-name="P3">7</text:p>
                </table:table-cell>
              </table:table-row>
              <table:table-row table:style-name="Table9.5">
                <table:table-cell table:style-name="Table9.A3" office:value-type="string">
                  <text:p text:style-name="P3">Constitution</text:p>
                </table:table-cell>
                <table:table-cell table:style-name="Table9.B5" office:value-type="float" office:value="11">
                  <text:p text:style-name="P3">11</text:p>
                </table:table-cell>
              </table:table-row>
              <table:table-row>
                <table:table-cell table:style-name="Table9.A2" office:value-type="string">
                  <text:p text:style-name="P3">Dexterity</text:p>
                </table:table-cell>
                <table:table-cell table:style-name="Table9.B4" office:value-type="float" office:value="16">
                  <text:p text:style-name="P3">16</text:p>
                </table:table-cell>
              </table:table-row>
              <table:table-row>
                <table:table-cell table:style-name="Table9.A3" office:value-type="string">
                  <text:p text:style-name="P3">Intelligence</text:p>
                </table:table-cell>
                <table:table-cell table:style-name="Table9.B3" office:value-type="string">
                  <text:p text:style-name="P3">17/18</text:p>
                </table:table-cell>
              </table:table-row>
              <table:table-row>
                <table:table-cell table:style-name="Table9.A2" office:value-type="string">
                  <text:p text:style-name="P3">Wisdom</text:p>
                </table:table-cell>
                <table:table-cell table:style-name="Table9.B4" office:value-type="float" office:value="12">
                  <text:p text:style-name="P3">12</text:p>
                </table:table-cell>
              </table:table-row>
              <table:table-row>
                <table:table-cell table:style-name="Table9.A3" office:value-type="string">
                  <text:p text:style-name="P3">Charisma</text:p>
                </table:table-cell>
                <table:table-cell table:style-name="Table9.B5" office:value-type="float" office:value="14">
                  <text:p text:style-name="P3">14</text:p>
                </table:table-cell>
              </table:table-row>
              <table:table-row>
                <table:table-cell table:style-name="Table9.A2" office:value-type="string">
                  <text:p text:style-name="P3">HP</text:p>
                </table:table-cell>
                <table:table-cell table:style-name="Table9.B2" office:value-type="string">
                  <text:p text:style-name="P3">20/+4</text:p>
                </table:table-cell>
              </table:table-row>
              <table:table-row>
                <table:table-cell table:style-name="Table9.A3" office:value-type="string">
                  <text:p text:style-name="P3">Mps</text:p>
                </table:table-cell>
                <table:table-cell table:style-name="Table9.B3" office:value-type="string">
                  <text:p text:style-name="P3">25/+5</text:p>
                </table:table-cell>
              </table:table-row>
              <table:table-row>
                <table:table-cell table:style-name="Table9.A2" office:value-type="string">
                  <text:p text:style-name="P3">AC</text:p>
                </table:table-cell>
                <table:table-cell table:style-name="Table9.B4" office:value-type="float" office:value="7">
                  <text:p text:style-name="P3">7</text:p>
                </table:table-cell>
              </table:table-row>
              <table:table-row>
                <table:table-cell table:style-name="Table9.A13" office:value-type="string">
                  <text:p text:style-name="P3">TAC0</text:p>
                </table:table-cell>
                <table:table-cell table:style-name="Table9.B13" office:value-type="string">
                  <text:p text:style-name="P3">17/15</text:p>
                </table:table-cell>
              </table:table-row>
            </table:table>
            <text:p text:style-name="Table_20_Contents"><text:span text:style-name="T9">L</text:span>ike Sophie but slightly less experienced.</text:p>
          </table:table-cell>
          <table:table-cell table:style-name="Table8.A1" office:value-type="string">
            <text:p text:style-name="P5"/>
          </table:table-cell>
          <table:table-cell table:style-name="Table8.A1" office:value-type="string">
            <text:p text:style-name="P5"><draw:frame draw:style-name="fr6" draw:name="Immagine20" text:anchor-type="as-char" svg:width="12.891cm" svg:height="9.999cm" draw:z-index="8"><draw:image xlink:href="../../Resources/Characters/Markl/Markl%20Interpersonal%20Circumplex.png" xlink:type="simple" xlink:show="embed" xlink:actuate="onLoad" loext:mime-type="image/png"/></draw:frame></text:p>
          </table:table-cell>
        </table:table-row>
      </table:table>
      <text:p text:style-name="P6"/>
      <text:h text:style-name="P29" text:outline-level="2">Witch of the Waste</text:h>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draw:frame draw:style-name="fr1" draw:name="Frame11" text:anchor-type="paragraph" svg:width="5.001cm" draw:z-index="22"><draw:text-box fo:min-height="5.001cm"><text:p text:style-name="Caption"><draw:frame draw:style-name="fr4" draw:name="Immagine11" text:anchor-type="as-char" svg:width="5.001cm" style:rel-width="100%" svg:height="5.001cm" style:rel-height="scale" draw:z-index="40"><draw:image xlink:href="../../Resources/Characters/Witch%20of%20the%20Waste/Witch%20of%20the%20Waste.jpg" xlink:type="simple" xlink:show="embed" xlink:actuate="onLoad" loext:mime-type="image/jpeg"/></draw:frame><text:span text:style-name="T2"><text:line-break/></text:span>© 2004 Studio Ghibli</text:p></draw:text-box></draw:frame></text:p>
          </table:table-cell>
          <table:table-cell table:style-name="Table17.A1" office:value-type="string">
            <text:p text:style-name="Table_20_Contents"/>
          </table:table-cell>
          <table:table-cell table:style-name="Table17.A1" office:value-type="string">
            <text:p text:style-name="P21">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 <text:span text:style-name="T5">S</text:span>he Helps the group as an odd counselor.</text:p>
            <text:p text:style-name="P21">The most powerful and arcane spell that the witch has ever performed allowed her to form a puzzle with parts of Ingary’s most powerful warrior (Heen), obtaining a prodigious object from each. Unfortunately, over the years she has lost or sold them all.</text:p>
          </table:table-cell>
        </table:table-row>
        <table:table-row>
          <table:table-cell table:style-name="Table17.A1" office:value-type="string">
            <table:table table:name="Table19" table:style-name="Table19" table:template-name="Team7GrayTable">
              <table:table-column table:style-name="Table19.A"/>
              <table:table-column table:style-name="Table19.B"/>
              <table:table-header-rows>
                <table:table-row>
                  <table:table-cell table:style-name="Table19.A1" table:number-columns-spanned="2" office:value-type="string">
                    <text:p text:style-name="P27">Stats</text:p>
                  </table:table-cell>
                  <table:covered-table-cell/>
                </table:table-row>
              </table:table-header-rows>
              <table:table-row>
                <table:table-cell table:style-name="Table19.A2" office:value-type="string">
                  <text:p text:style-name="P3">Class</text:p>
                </table:table-cell>
                <table:table-cell table:style-name="Table19.B2" office:value-type="string">
                  <text:p text:style-name="P3">Old Cleric</text:p>
                </table:table-cell>
              </table:table-row>
              <table:table-row>
                <table:table-cell table:style-name="Table19.A3" office:value-type="string">
                  <text:p text:style-name="P3">Level</text:p>
                </table:table-cell>
                <table:table-cell table:style-name="Table19.B3" office:value-type="string">
                  <text:p text:style-name="P3">5/6</text:p>
                </table:table-cell>
              </table:table-row>
              <table:table-row table:style-name="Table19.4">
                <table:table-cell table:style-name="Table19.A2" office:value-type="string">
                  <text:p text:style-name="P3">Strength</text:p>
                </table:table-cell>
                <table:table-cell table:style-name="Table19.B4" office:value-type="float" office:value="12">
                  <text:p text:style-name="P3">12</text:p>
                </table:table-cell>
              </table:table-row>
              <table:table-row>
                <table:table-cell table:style-name="Table19.A3" office:value-type="string">
                  <text:p text:style-name="P3">Constitution</text:p>
                </table:table-cell>
                <table:table-cell table:style-name="Table19.B5" office:value-type="float" office:value="13">
                  <text:p text:style-name="P3">13</text:p>
                </table:table-cell>
              </table:table-row>
              <table:table-row>
                <table:table-cell table:style-name="Table19.A2" office:value-type="string">
                  <text:p text:style-name="P3">Dexterity</text:p>
                </table:table-cell>
                <table:table-cell table:style-name="Table19.B4" office:value-type="float" office:value="12">
                  <text:p text:style-name="P3">12</text:p>
                </table:table-cell>
              </table:table-row>
              <table:table-row>
                <table:table-cell table:style-name="Table19.A3" office:value-type="string">
                  <text:p text:style-name="P3">Intelligence</text:p>
                </table:table-cell>
                <table:table-cell table:style-name="Table19.B3" office:value-type="string">
                  <text:p text:style-name="P3">14</text:p>
                </table:table-cell>
              </table:table-row>
              <table:table-row>
                <table:table-cell table:style-name="Table19.A2" office:value-type="string">
                  <text:p text:style-name="P3">Wisdom</text:p>
                </table:table-cell>
                <table:table-cell table:style-name="Table19.B2" office:value-type="string">
                  <text:p text:style-name="P3">15/16</text:p>
                </table:table-cell>
              </table:table-row>
              <table:table-row>
                <table:table-cell table:style-name="Table19.A3" office:value-type="string">
                  <text:p text:style-name="P3">Charisma</text:p>
                </table:table-cell>
                <table:table-cell table:style-name="Table19.B5" office:value-type="float" office:value="10">
                  <text:p text:style-name="P3">10</text:p>
                </table:table-cell>
              </table:table-row>
              <table:table-row>
                <table:table-cell table:style-name="Table19.A2" office:value-type="string">
                  <text:p text:style-name="P3">HP</text:p>
                </table:table-cell>
                <table:table-cell table:style-name="Table19.B2" office:value-type="string">
                  <text:p text:style-name="P3">24/+5</text:p>
                </table:table-cell>
              </table:table-row>
              <table:table-row>
                <table:table-cell table:style-name="Table19.A3" office:value-type="string">
                  <text:p text:style-name="P3">Mps</text:p>
                </table:table-cell>
                <table:table-cell table:style-name="Table19.B3" office:value-type="string">
                  <text:p text:style-name="P3">28/+5</text:p>
                </table:table-cell>
              </table:table-row>
              <table:table-row>
                <table:table-cell table:style-name="Table19.A2" office:value-type="string">
                  <text:p text:style-name="P3">AC</text:p>
                </table:table-cell>
                <table:table-cell table:style-name="Table19.B4" office:value-type="float" office:value="9">
                  <text:p text:style-name="P3">9</text:p>
                </table:table-cell>
              </table:table-row>
              <table:table-row>
                <table:table-cell table:style-name="Table19.A13" office:value-type="string">
                  <text:p text:style-name="P3">TAC0</text:p>
                </table:table-cell>
                <table:table-cell table:style-name="Table19.B13" office:value-type="string">
                  <text:p text:style-name="P3">17/15</text:p>
                </table:table-cell>
              </table:table-row>
            </table:table>
            <text:p text:style-name="Table_20_Contents"><text:span text:style-name="T9">K</text:span>nows <text:span text:style-name="T9">black and</text:span> <text:span text:style-name="T9">white</text:span> magic. <text:span text:style-name="T9">Is t</text:span>he most defensive character of the team.</text:p>
          </table:table-cell>
          <table:table-cell table:style-name="Table17.A1" office:value-type="string">
            <text:p text:style-name="Table_20_Contents"/>
          </table:table-cell>
          <table:table-cell table:style-name="Table17.A1" office:value-type="string">
            <text:p text:style-name="Table_20_Contents"><draw:frame draw:style-name="fr6" draw:name="Immagine21" text:anchor-type="as-char" svg:width="13.527cm" svg:height="9.999cm" draw:z-index="41"><draw:image xlink:href="../../Resources/Characters/Witch%20of%20the%20Waste/The%20Witch%20of%20the%20Waste%20Interpersonal%20Circumplex.png" xlink:type="simple" xlink:show="embed" xlink:actuate="onLoad" loext:mime-type="image/png"/></draw:fram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9-01-23T00:31:54.517000000</dc:date>
    <meta:editing-duration>PT2H26M59S</meta:editing-duration>
    <meta:editing-cycles>122</meta:editing-cycles>
    <meta:generator>LibreOffice/6.1.2.1$Windows_X86_64 LibreOffice_project/65905a128db06ba48db947242809d14d3f9a93fe</meta:generator>
    <meta:document-statistic meta:table-count="20" meta:image-count="27" meta:object-count="0" meta:page-count="12" meta:paragraph-count="197" meta:word-count="1725" meta:character-count="9597" meta:non-whitespace-character-count="8052"/>
    <meta:template xlink:type="simple" xlink:actuate="onRequest" xlink:title="" xlink:href="../MasterGameDesignDocument.odm" meta:date="2018-12-16T11:05:15.114000000"/>
  </office:meta>
</office:document-meta>
</file>